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log" table:style-name="ta1">
        <table:shapes>
          <draw:frame draw:z-index="0" draw:style-name="gr1" draw:text-style-name="P1" svg:width="6.2988in" svg:height="3.5429in" svg:x="7.2031in" svg:y="0.5358in">
            <draw:object draw:notify-on-update-of-ranges="timelog.A1:timelog.A1 timelog.A2:timelog.A4 timelog.B1:timelog.B1 timelog.B2:timelog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ILE DURATION</text:p>
          </table:table-cell>
          <table:table-cell office:value-type="string" calcext:value-type="string">
            <text:p>DIARIZATION DURATIO</text:p>
          </table:table-cell>
          <table:table-cell office:value-type="string" calcext:value-type="string">
            <text:p>FILE DURATION_MINS</text:p>
          </table:table-cell>
          <table:table-cell office:value-type="string" calcext:value-type="string">
            <text:p>DIARIZATION DURATION MINS</text:p>
          </table:table-cell>
          <table:table-cell office:value-type="string" calcext:value-type="string">
            <text:p>mins per mins</text:p>
          </table:table-cell>
          <table:table-cell office:value-type="string" calcext:value-type="string">
            <text:p>secs per min</text:p>
          </table:table-cell>
        </table:table-row>
        <table:table-row table:style-name="ro1">
          <table:table-cell office:value-type="float" office:value="1101.09" calcext:value-type="float">
            <text:p>1101.09</text:p>
          </table:table-cell>
          <table:table-cell office:value-type="float" office:value="212.64" calcext:value-type="float">
            <text:p>212.64</text:p>
          </table:table-cell>
          <table:table-cell table:formula="of:=[.A2]/60" office:value-type="float" office:value="18.3515" calcext:value-type="float">
            <text:p>18.3515</text:p>
          </table:table-cell>
          <table:table-cell table:formula="of:=[.B2]/60" office:value-type="float" office:value="3.544" calcext:value-type="float">
            <text:p>3.544</text:p>
          </table:table-cell>
          <table:table-cell table:formula="of:=[.D2]/[.C2]" office:value-type="float" office:value="0.193117728796011" calcext:value-type="float">
            <text:p>0.193117728796011</text:p>
          </table:table-cell>
          <table:table-cell table:formula="of:=[.E2]*60" office:value-type="float" office:value="11.5870637277607" calcext:value-type="float">
            <text:p>11.5870637277607</text:p>
          </table:table-cell>
        </table:table-row>
        <table:table-row table:style-name="ro1">
          <table:table-cell office:value-type="float" office:value="5365.02" calcext:value-type="float">
            <text:p>5365.02</text:p>
          </table:table-cell>
          <table:table-cell office:value-type="float" office:value="941.38" calcext:value-type="float">
            <text:p>941.38</text:p>
          </table:table-cell>
          <table:table-cell table:formula="of:=[.A3]/60" office:value-type="float" office:value="89.417" calcext:value-type="float">
            <text:p>89.417</text:p>
          </table:table-cell>
          <table:table-cell table:formula="of:=[.B3]/60" office:value-type="float" office:value="15.6896666666667" calcext:value-type="float">
            <text:p>15.6896666666667</text:p>
          </table:table-cell>
          <table:table-cell table:formula="of:=[.D3]/[.C3]" office:value-type="float" office:value="0.17546626107638" calcext:value-type="float">
            <text:p>0.17546626107638</text:p>
          </table:table-cell>
          <table:table-cell table:formula="of:=[.E3]*60" office:value-type="float" office:value="10.5279756645828" calcext:value-type="float">
            <text:p>10.5279756645828</text:p>
          </table:table-cell>
        </table:table-row>
        <table:table-row table:style-name="ro1">
          <table:table-cell office:value-type="float" office:value="10282.12" calcext:value-type="float">
            <text:p>10282.12</text:p>
          </table:table-cell>
          <table:table-cell office:value-type="float" office:value="1869.26" calcext:value-type="float">
            <text:p>1869.26</text:p>
          </table:table-cell>
          <table:table-cell table:formula="of:=[.A4]/60" office:value-type="float" office:value="171.368666666667" calcext:value-type="float">
            <text:p>171.368666666667</text:p>
          </table:table-cell>
          <table:table-cell table:formula="of:=[.B4]/60" office:value-type="float" office:value="31.1543333333333" calcext:value-type="float">
            <text:p>31.1543333333333</text:p>
          </table:table-cell>
          <table:table-cell table:formula="of:=[.D4]/[.C4]" office:value-type="float" office:value="0.181797139111389" calcext:value-type="float">
            <text:p>0.181797139111389</text:p>
          </table:table-cell>
          <table:table-cell table:formula="of:=[.E4]*60" office:value-type="float" office:value="10.9078283466834" calcext:value-type="float">
            <text:p>10.9078283466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2T09:19:38.935415055</dc:date>
    <meta:editing-duration>PT14M9S</meta:editing-duration>
    <meta:editing-cycles>2</meta:editing-cycles>
    <meta:generator>LibreOffice/6.4.7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09cm" svg:y="4.201cm" style:legend-expansion="high" chart:style-name="ch2"/>
        <chart:plot-area chart:style-name="ch3" table:cell-range-address="timelog.A1:timelog.B4" chart:data-source-has-labels="row" svg:x="0.32cm" svg:y="0.18cm" svg:width="10.769cm" svg:height="8.64cm">
          <chartooo:coordinate-region svg:x="1.127cm" svg:y="0.379cm" svg:width="9.3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log.B2:timelog.B4" chart:label-cell-address="timelog.B1:timelog.B1" chart:class="chart:scatter">
            <chart:domain table:cell-range-address="timelog.A2:timelog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ARIZATION DURATIO</text:p>
                <draw:g>
                  <svg:desc>timelog.B1:timelo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1.09">
                <text:p>1101.09</text:p>
                <draw:g>
                  <svg:desc>timelog.A2:timelog.A4</svg:desc>
                </draw:g>
              </table:table-cell>
              <table:table-cell office:value-type="float" office:value="212.64">
                <text:p>212.64</text:p>
                <draw:g>
                  <svg:desc>timelog.B2:timelog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5.02">
                <text:p>5365.02</text:p>
              </table:table-cell>
              <table:table-cell office:value-type="float" office:value="941.38">
                <text:p>941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2.12">
                <text:p>10282.12</text:p>
              </table:table-cell>
              <table:table-cell office:value-type="float" office:value="1869.26">
                <text:p>1869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